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45d360" officeooo:paragraph-rsid="002dda6f"/>
    </style:style>
    <style:style style:name="P2" style:family="paragraph" style:parent-style-name="Standard">
      <style:text-properties style:font-name="Linux Libertine O" officeooo:rsid="0050ef33" officeooo:paragraph-rsid="0050ef33"/>
    </style:style>
    <style:style style:name="P3" style:family="paragraph" style:parent-style-name="Heading">
      <style:text-properties officeooo:paragraph-rsid="003fff47"/>
    </style:style>
    <style:style style:name="P4" style:family="paragraph" style:parent-style-name="Standard">
      <style:text-properties fo:color="#3465a4" loext:opacity="100%" style:font-name="Linux Libertine O" fo:font-size="14pt" fo:font-weight="bold" officeooo:rsid="0045d360" officeooo:paragraph-rsid="0045d360" style:font-name-asian="Noto Sans CJK SC Regular" style:font-size-asian="14pt" style:font-weight-asian="bold" style:font-name-complex="FreeSans1" style:font-size-complex="14pt" style:font-weight-complex="bold"/>
    </style:style>
    <style:style style:name="P5" style:family="paragraph" style:parent-style-name="Heading_20_1">
      <style:text-properties fo:color="#004586" loext:opacity="100%" style:font-name="Linux Libertine O" fo:font-size="18.2000007629395pt" fo:font-weight="bold" officeooo:rsid="00634010" officeooo:paragraph-rsid="0063401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P6" style:family="paragraph" style:parent-style-name="Standard">
      <style:text-properties officeooo:rsid="00634010" officeooo:paragraph-rsid="00634010"/>
    </style:style>
    <style:style style:name="P7" style:family="paragraph" style:parent-style-name="Standard">
      <style:text-properties style:font-name="Linux Libertine O" officeooo:rsid="00529306" officeooo:paragraph-rsid="0050ef33"/>
    </style:style>
    <style:style style:name="P8" style:family="paragraph" style:parent-style-name="Standard">
      <style:text-properties style:font-name="Linux Libertine O" officeooo:rsid="00634010" officeooo:paragraph-rsid="00634010"/>
    </style:style>
    <style:style style:name="P9" style:family="paragraph" style:parent-style-name="Standard">
      <style:text-properties style:font-name="Linux Libertine O" officeooo:rsid="00634010" officeooo:paragraph-rsid="00650922"/>
    </style:style>
    <style:style style:name="P10" style:family="paragraph" style:parent-style-name="Standard">
      <style:text-properties style:font-name="Linux Libertine O" officeooo:rsid="00650922" officeooo:paragraph-rsid="00650922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5d36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634010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529306"/>
    </style:style>
    <style:style style:name="T6" style:family="text">
      <style:text-properties officeooo:rsid="0065d7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innamon sugar</text:h>
      <text:p text:style-name="P6"><text:span text:style-name="T5">S</text:span><text:span text:style-name="T4">O GOOD on buttered toast...</text:span></text:p>
      <text:p text:style-name="P4"/>
      <text:p text:style-name="P3"><text:span text:style-name="T1">For </text:span><text:span text:style-name="T2">the </text:span><text:span text:style-name="T3">mixture</text:span></text:p>
      <text:p text:style-name="P1"/>
      <text:p text:style-name="P8">6 parts golden (light brown) caster sugar</text:p>
      <text:p text:style-name="P8">1 part cinnamon (or 2 parts sweet/cassia cinnamon)</text:p>
      <text:p text:style-name="P8"/>
      <text:p text:style-name="P10">(Note that ratio here is by weight rather than by volume!)</text:p>
      <text:p text:style-name="P8"/>
      <text:p text:style-name="P8"/>
      <text:p text:style-name="P8"/>
      <text:p text:style-name="P8">Put an empty spice jar (preferably with a lid with wide shaker holes to make it easy to scatter) onto scales, <text:span text:style-name="T6">stick a small funnel in the top (I use the cut off top of a water bottle),</text:span> and reset <text:span text:style-name="T6">the scales</text:span> to zero.</text:p>
      <text:p text:style-name="P2"/>
      <text:p text:style-name="P9">Add a few grams of cinnamon, and then 6x that weight of sugar (or 3x the weight if using cassia). </text:p>
      <text:p text:style-name="P9">Repeat until the jar is nearly full (leaving a bit of space to make it easy to mix), pop the lid on, and rotate it or give it a gentle shake until it’s well mixed.</text:p>
      <text:p text:style-name="P8"/>
      <text:p text:style-name="P8"/>
      <text:p text:style-name="P8">Lightly re-mix before use; this also helps to un-clump it and keep it free-running.</text:p>
      <text:p text:style-name="P10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02T13:28:55.398974503</dc:date>
    <meta:editing-duration>PT3H45M13S</meta:editing-duration>
    <meta:editing-cycles>6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49" meta:character-count="764" meta:non-whitespace-character-count="624"/>
  </office:meta>
</office:document-meta>
</file>